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árok1" table:style-name="ta1">
        <table:shapes>
          <draw:frame draw:z-index="0" draw:style-name="gr1" draw:text-style-name="P1" svg:width="15.999cm" svg:height="8.999cm" svg:x="19.236cm" svg:y="2.942cm">
            <draw:object draw:notify-on-update-of-ranges="Hárok1.A1:Hárok1.A15 Hárok1.B1:Hárok1.B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4.708cm" svg:y="7.278cm">
            <draw:object draw:notify-on-update-of-ranges="Hárok1.B1:Hárok1.B15 Hárok1.C1:Hárok1.C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3470" calcext:value-type="float">
            <text:p>34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3432" calcext:value-type="float">
            <text:p>3432</text:p>
          </table:table-cell>
          <table:table-cell/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3405" calcext:value-type="float">
            <text:p>3405</text:p>
          </table:table-cell>
          <table:table-cell/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3355" calcext:value-type="float">
            <text:p>33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16" calcext:value-type="float">
            <text:p>3316</text:p>
          </table:table-cell>
          <table:table-cell/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3275" calcext:value-type="float">
            <text:p>3275</text:p>
          </table:table-cell>
          <table:table-cell/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3245" calcext:value-type="float">
            <text:p>3245</text:p>
          </table:table-cell>
          <table:table-cell/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3165" calcext:value-type="float">
            <text:p>3165</text:p>
          </table:table-cell>
          <table:table-cell/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3137" calcext:value-type="float">
            <text:p>3137</text:p>
          </table:table-cell>
          <table:table-cell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3082" calcext:value-type="float">
            <text:p>3082</text:p>
          </table:table-cell>
          <table:table-cell/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3050" calcext:value-type="float">
            <text:p>3050</text:p>
          </table:table-cell>
          <table:table-cell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3010" calcext:value-type="float">
            <text:p>3010</text:p>
          </table:table-cell>
          <table:table-cell/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2974" calcext:value-type="float">
            <text:p>2974</text:p>
          </table:table-cell>
          <table:table-cell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934" calcext:value-type="float">
            <text:p>293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k" fo:country="SK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.00.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tišek Horínek</meta:initial-creator>
    <meta:creation-date>2015-02-20T13:24:53.572550197</meta:creation-date>
    <dc:date>2015-02-20T13:34:25.179302674</dc:date>
    <dc:creator>František Horínek</dc:creator>
    <meta:editing-duration>P0D</meta:editing-duration>
    <meta:editing-cycles>1</meta:editing-cycles>
    <meta:document-statistic meta:table-count="1" meta:cell-count="32" meta:object-count="2"/>
    <meta:generator>LibreOffice/4.2.7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2cm" svg:y="4.201cm" style:legend-expansion="high" chart:style-name="ch2"/>
        <chart:plot-area chart:style-name="ch3" table:cell-range-address="Hárok1.A1:Hárok1.B15" svg:x="0.32cm" svg:y="0.18cm" svg:width="12.693cm" svg:height="8.64cm">
          <chartooo:coordinate-region svg:x="1.313cm" svg:y="0.38cm" svg:width="11.4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árok1.B1:Hárok1.B15" chart:class="chart:scatter">
            <chart:domain table:cell-range-address="Hárok1.A1:Hárok1.A1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A</text:p>
              </table:table-cell>
              <table:table-cell office:value-type="string">
                <text:p>Stĺpec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">
                <text:p>4.2</text:p>
                <draw:g>
                  <svg:desc>Hárok1.A1:Hárok1.A15</svg:desc>
                </draw:g>
              </table:table-cell>
              <table:table-cell office:value-type="float" office:value="3470">
                <text:p>3470</text:p>
                <draw:g>
                  <svg:desc>Hárok1.B1:Hárok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5">
                <text:p>4.15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">
                <text:p>4.1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5">
                <text:p>4.05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">
                <text:p>3.9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5">
                <text:p>3.8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">
                <text:p>3.8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5">
                <text:p>3.75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">
                <text:p>3.7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5">
                <text:p>3.65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">
                <text:p>3.6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5">
                <text:p>3.55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2934">
                <text:p>29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717cm" svg:y="3.954cm" style:legend-expansion="high" chart:style-name="ch2"/>
        <chart:plot-area chart:style-name="ch3" table:cell-range-address="Hárok1.B1:Hárok1.C15" svg:x="0.346cm" svg:y="0.285cm" svg:width="12.692cm" svg:height="8.644cm">
          <chartooo:coordinate-region svg:x="1.154cm" svg:y="0.484cm" svg:width="11.512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árok1.C1:Hárok1.C15" chart:class="chart:scatter">
            <chart:domain table:cell-range-address="Hárok1.B1:Hárok1.B15"/>
            <chart:regression-curve chart:style-name="ch7">
              <chart:equation chart:display-equation="true" chart:display-r-square="true"/>
            </chart:regression-curve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B</text:p>
              </table:table-cell>
              <table:table-cell office:value-type="string">
                <text:p>Stĺpec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0">
                <text:p>3470</text:p>
                <draw:g>
                  <svg:desc>Hárok1.B1:Hárok1.B15</svg:desc>
                </draw:g>
              </table:table-cell>
              <table:table-cell office:value-type="float" office:value="100">
                <text:p>100</text:p>
                <draw:g>
                  <svg:desc>Hárok1.C1:Hárok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32">
                <text:p>3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5">
                <text:p>3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55">
                <text:p>3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16">
                <text:p>3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5">
                <text:p>3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45">
                <text:p>3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65">
                <text:p>3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37">
                <text:p>3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2">
                <text:p>3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50">
                <text:p>3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10">
                <text:p>3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74">
                <text:p>2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34">
                <text:p>29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